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roid Sans Mono" fo:font-size="14pt" officeooo:rsid="001ecdce" officeooo:paragraph-rsid="001ecdce" style:font-name-asian="Droid Sans Mono" style:font-size-asian="14pt" style:font-size-complex="14pt"/>
    </style:style>
    <style:style style:name="P2" style:family="paragraph" style:parent-style-name="Standard">
      <style:text-properties fo:color="#000000" style:font-name="Droid Sans Mono" fo:font-size="14pt" officeooo:rsid="001ecdce" officeooo:paragraph-rsid="0021d7dc" style:font-name-asian="Droid Sans Mono" style:font-size-asian="14pt" style:font-size-complex="14pt"/>
    </style:style>
    <style:style style:name="P3" style:family="paragraph" style:parent-style-name="Standard">
      <style:text-properties fo:color="#000000" style:font-name="Droid Sans Mono" fo:font-size="14pt" officeooo:rsid="001ecdce" officeooo:paragraph-rsid="0023fb4d" style:font-name-asian="Droid Sans Mono" style:font-size-asian="14pt" style:font-size-complex="14pt"/>
    </style:style>
    <style:style style:name="P4" style:family="paragraph" style:parent-style-name="Standard">
      <style:text-properties fo:color="#000000" style:font-name="Droid Sans Mono" fo:font-size="14pt" officeooo:rsid="001ecdce" officeooo:paragraph-rsid="00301e15" style:font-name-asian="Droid Sans Mono" style:font-size-asian="14pt" style:font-size-complex="14pt"/>
    </style:style>
    <style:style style:name="P5" style:family="paragraph" style:parent-style-name="Standard">
      <style:text-properties fo:color="#000000" style:font-name="Droid Sans Mono" fo:font-size="14pt" officeooo:rsid="001ecdce" officeooo:paragraph-rsid="0031dd5a" style:font-name-asian="Droid Sans Mono" style:font-size-asian="14pt" style:font-size-complex="14pt"/>
    </style:style>
    <style:style style:name="P6" style:family="paragraph" style:parent-style-name="Standard">
      <style:text-properties fo:color="#000000" style:font-name="Droid Sans Mono" fo:font-size="14pt" officeooo:rsid="001ecdce" officeooo:paragraph-rsid="0032e53b" style:font-name-asian="Droid Sans Mono" style:font-size-asian="14pt" style:font-size-complex="14pt"/>
    </style:style>
    <style:style style:name="P7" style:family="paragraph" style:parent-style-name="Standard">
      <style:text-properties fo:color="#000000" style:font-name="Droid Sans Mono" fo:font-size="14pt" officeooo:rsid="001ecdce" officeooo:paragraph-rsid="00345891" style:font-name-asian="Droid Sans Mono" style:font-size-asian="14pt" style:font-size-complex="14pt"/>
    </style:style>
    <style:style style:name="P8" style:family="paragraph" style:parent-style-name="Standard">
      <style:text-properties fo:color="#2a00ff" style:font-name="Droid Sans Mono" fo:font-size="14pt" officeooo:rsid="001c459b" officeooo:paragraph-rsid="002bb64c" style:font-name-asian="Droid Sans Mono" style:font-size-asian="14pt" style:font-size-complex="14pt"/>
    </style:style>
    <style:style style:name="P9" style:family="paragraph" style:parent-style-name="Standard">
      <style:text-properties style:font-name="Droid Sans Mono" fo:font-size="14pt" officeooo:paragraph-rsid="001c459b" style:font-name-asian="Droid Sans Mono" style:font-size-asian="14pt" style:font-size-complex="14pt"/>
    </style:style>
    <style:style style:name="P10" style:family="paragraph" style:parent-style-name="Standard">
      <style:text-properties style:font-name="Droid Sans Mono" fo:font-size="14pt" officeooo:paragraph-rsid="001ecdce" style:font-name-asian="Droid Sans Mono" style:font-size-asian="14pt" style:font-size-complex="14pt"/>
    </style:style>
    <style:style style:name="P11" style:family="paragraph" style:parent-style-name="Standard">
      <style:text-properties style:font-name="Droid Sans Mono" fo:font-size="14pt" officeooo:paragraph-rsid="0021d7dc" style:font-name-asian="Droid Sans Mono" style:font-size-asian="14pt" style:font-size-complex="14pt"/>
    </style:style>
    <style:style style:name="P12" style:family="paragraph" style:parent-style-name="Standard">
      <style:text-properties style:font-name="Droid Sans Mono" fo:font-size="14pt" officeooo:paragraph-rsid="00256a69" style:font-name-asian="Droid Sans Mono" style:font-size-asian="14pt" style:font-size-complex="14pt"/>
    </style:style>
    <style:style style:name="P13" style:family="paragraph" style:parent-style-name="Standard">
      <style:text-properties style:font-name="Droid Sans Mono" fo:font-size="14pt" officeooo:paragraph-rsid="00262899" style:font-name-asian="Droid Sans Mono" style:font-size-asian="14pt" style:font-size-complex="14pt"/>
    </style:style>
    <style:style style:name="P14" style:family="paragraph" style:parent-style-name="Standard">
      <style:text-properties style:font-name="Droid Sans Mono" fo:font-size="14pt" officeooo:paragraph-rsid="0023fb4d" style:font-name-asian="Droid Sans Mono" style:font-size-asian="14pt" style:font-size-complex="14pt"/>
    </style:style>
    <style:style style:name="P15" style:family="paragraph" style:parent-style-name="Standard">
      <style:text-properties style:font-name="Droid Sans Mono" fo:font-size="14pt" officeooo:paragraph-rsid="0027ae52" style:font-name-asian="Droid Sans Mono" style:font-size-asian="14pt" style:font-size-complex="14pt"/>
    </style:style>
    <style:style style:name="P16" style:family="paragraph" style:parent-style-name="Standard">
      <style:text-properties style:font-name="Droid Sans Mono" fo:font-size="14pt" officeooo:paragraph-rsid="0028d272" style:font-name-asian="Droid Sans Mono" style:font-size-asian="14pt" style:font-size-complex="14pt"/>
    </style:style>
    <style:style style:name="P17" style:family="paragraph" style:parent-style-name="Standard">
      <style:text-properties officeooo:paragraph-rsid="0031dd5a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2a00ff"/>
    </style:style>
    <style:style style:name="T2" style:family="text">
      <style:text-properties fo:color="#2a00ff" officeooo:rsid="001c459b"/>
    </style:style>
    <style:style style:name="T3" style:family="text">
      <style:text-properties fo:color="#2a00ff" officeooo:rsid="001ecdce"/>
    </style:style>
    <style:style style:name="T4" style:family="text">
      <style:text-properties fo:color="#000000"/>
    </style:style>
    <style:style style:name="T5" style:family="text">
      <style:text-properties fo:color="#000000" officeooo:rsid="001ecdce"/>
    </style:style>
    <style:style style:name="T6" style:family="text">
      <style:text-properties fo:color="#000000" officeooo:rsid="00256a69"/>
    </style:style>
    <style:style style:name="T7" style:family="text">
      <style:text-properties fo:color="#000000" officeooo:rsid="00262899"/>
    </style:style>
    <style:style style:name="T8" style:family="text">
      <style:text-properties fo:color="#000000" officeooo:rsid="0027ae52"/>
    </style:style>
    <style:style style:name="T9" style:family="text">
      <style:text-properties fo:color="#000000" officeooo:rsid="0028d272"/>
    </style:style>
    <style:style style:name="T10" style:family="text">
      <style:text-properties fo:color="#000000" style:font-name="Droid Sans Mono" fo:font-size="14pt" officeooo:rsid="001ecdce" style:font-name-asian="Droid Sans Mono" style:font-size-asian="14pt" style:font-size-complex="14pt"/>
    </style:style>
    <style:style style:name="T11" style:family="text">
      <style:text-properties fo:color="#000000" style:font-name="Monospace" fo:font-size="11pt" style:font-size-asian="11pt"/>
    </style:style>
    <style:style style:name="T12" style:family="text">
      <style:text-properties fo:color="#0000c0"/>
    </style:style>
    <style:style style:name="T13" style:family="text">
      <style:text-properties fo:color="#0000c0" style:font-name="Monospace" fo:font-size="11pt" fo:font-style="italic" fo:font-weight="bold" style:font-size-asian="11pt" style:font-style-asian="italic" style:font-weight-asian="bold"/>
    </style:style>
    <style:style style:name="T14" style:family="text">
      <style:text-properties fo:color="#0000c0" style:font-name="Monospace" fo:font-size="11pt" style:font-size-asian="11pt"/>
    </style:style>
    <style:style style:name="T15" style:family="text">
      <style:text-properties fo:color="#7f0055" style:font-name="Monospace" fo:font-size="11pt" fo:font-weight="bold" style:font-size-asian="11pt" style:font-weight-asian="bold"/>
    </style:style>
    <style:style style:name="T16" style:family="text">
      <style:text-properties fo:color="#6a3e3e" style:font-name="Monospace" fo:font-size="11pt" style:font-size-asian="11pt"/>
    </style:style>
    <style:style style:name="T17" style:family="text">
      <style:text-properties style:font-name="Monospace"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、cloudstack中启动一个线程<text:span text:style-name="T1">AgentMonitor-1，每隔60s运行一次</text:span><text:span text:style-name="T2">MonitorTask；</text:span></text:p>
      <text:p text:style-name="P9"/>
      <text:p text:style-name="P8">pingInterval=60 是在src的config类设置的;MonitorTask提供的hsot高可用。</text:p>
      <text:p text:style-name="P8"/>
      <text:p text:style-name="P8">VM 高可用</text:p>
      <text:p text:style-name="P8">1、在pingTask中关注的是VM HA</text:p>
      <text:p text:style-name="P9"/>
      <text:p text:style-name="P9"><text:span text:style-name="T2">2、</text:span><text:span text:style-name="T4">HighAvailabilityManagerImpl是管理HA的组件;</text:span></text:p>
      <text:p text:style-name="P10"><text:span text:style-name="T4">在数据库表configuration中有451条记录是instance字段为</text:span><text:span text:style-name="T5">DEFAULT，组件的configure方法中将451条配置全部加载，从中查询name为ha.workers的记录的value（数据库中默认为5）。经测试：修改数据库重启cloudstack-management后值会变动；如果删除这条记录，代码默认会设置为1。</text:span></text:p>
      <text:p text:style-name="P10"/>
      <text:p text:style-name="P1">组件根据该value来设置执行HA任务工作线程的数量。</text:p>
      <text:p text:style-name="P10"/>
      <text:p text:style-name="P1">3、参数：_forceHA</text:p>
      <text:p text:style-name="P1"><text:s text:c="3"/>name: force.ha</text:p>
      <text:p text:style-name="P1"><text:s text:c="3"/>value: 数据库中没有这条记录（可以人为手动添加）</text:p>
      <text:p text:style-name="P1"><text:s text:c="3"/>默认值： false</text:p>
      <text:p text:style-name="P1"><text:s text:c="3"/>功能：无用，只要vm是HA enable就可以进行HA，不明白为何存在</text:p>
      <text:p text:style-name="P10"/>
      <text:p text:style-name="P11"><text:span text:style-name="T5">4、参数：</text:span><text:span text:style-name="T12">_timeToSleep</text:span></text:p>
      <text:p text:style-name="P11"><text:span text:style-name="T5"><text:s text:c="3"/>name: </text:span><text:span text:style-name="T3">time.to.sleep</text:span></text:p>
      <text:p text:style-name="P2"><text:s text:c="3"/>value: 数据库中没有这条记录</text:p>
      <text:p text:style-name="P2"><text:s text:c="3"/>默认值： 60 000</text:p>
      <text:p text:style-name="P4"><text:s text:c="3"/>功能：workthread从op-ha-work取记录，为null时的sleep时间。workthread有两种状态取决于从op-ha-work取记录的结果，null的话sleep <text:span text:style-name="T12">timeToSleep时间，有的话执行记录的给定的操作；当然，在高可用中，数据插入到</text:span>op-ha-work表中后，就会wakeup workthread。</text:p>
      <text:p text:style-name="P10"/>
      <text:p text:style-name="P11"><text:span text:style-name="T5">5、参数：</text:span><text:span text:style-name="T12">_maxRetries</text:span></text:p>
      <text:p text:style-name="P11"><text:span text:style-name="T5"><text:s text:c="3"/>name: </text:span><text:span text:style-name="T1">max.retries</text:span></text:p>
      <text:p text:style-name="P2"><text:s text:c="3"/>value: 数据库中没有这条记录</text:p>
      <text:p text:style-name="P2"><text:s text:c="3"/>默认值： 5</text:p>
      <text:p text:style-name="P7"><text:s text:c="3"/>功能：workThread 执行任务的重试次数限制，开始执行任务时重试次数为0，异常失败的话会加1；当重试次数大于<text:span text:style-name="T12">_maxRetries会give up。</text:span></text:p>
      <text:p text:style-name="P11"/>
      <text:p text:style-name="P11"><text:span text:style-name="T5">5、参数：</text:span><text:span text:style-name="T12">_timeBetweenFailures</text:span></text:p>
      <text:p text:style-name="P11"><text:soft-page-break/><text:span text:style-name="T5"><text:s text:c="3"/>name: </text:span><text:span text:style-name="T1">time.between.failures</text:span></text:p>
      <text:p text:style-name="P2"><text:s text:c="3"/>value: 数据库中没有这条记录</text:p>
      <text:p text:style-name="P2"><text:s text:c="3"/>默认值： 3600 000</text:p>
      <text:p text:style-name="P2"><text:s text:c="3"/>功能：两个作用，一为cleanTask的搜索条件参数，二为在HA过程中</text:p>
      <text:p text:style-name="P2"><text:span text:style-name="T15">int</text:span><text:span text:style-name="T17"> </text:span><text:span text:style-name="T16">maxRetries</text:span><text:span text:style-name="T17"> = 0;</text:span></text:p>
      <text:p text:style-name="P18"><text:span text:style-name="T11"><text:s text:c="8"/></text:span><text:span text:style-name="T15">for</text:span><text:span text:style-name="T11"> (HaWorkVO </text:span><text:span text:style-name="T16">item</text:span><text:span text:style-name="T11"> : </text:span><text:span text:style-name="T16">items</text:span><text:span text:style-name="T11">) {</text:span></text:p>
      <text:p text:style-name="P18"><text:span text:style-name="T11"><text:s text:c="12"/></text:span><text:span text:style-name="T15">if</text:span><text:span text:style-name="T11"> (</text:span><text:span text:style-name="T16">maxRetries</text:span><text:span text:style-name="T11"> &lt; </text:span><text:span text:style-name="T16">item</text:span><text:span text:style-name="T11">.getTimesTried() &amp;&amp; !</text:span><text:span text:style-name="T16">item</text:span><text:span text:style-name="T11">.canScheduleNew(</text:span><text:span text:style-name="T14">_timeBetweenFailures</text:span><text:span text:style-name="T11">)) {</text:span></text:p>
      <text:p text:style-name="P18"><text:span text:style-name="T11"><text:s text:c="16"/></text:span><text:span text:style-name="T16">maxRetries</text:span><text:span text:style-name="T11"> = </text:span><text:span text:style-name="T16">item</text:span><text:span text:style-name="T11">.getTimesTried();</text:span></text:p>
      <text:p text:style-name="P18"><text:span text:style-name="T11"><text:s text:c="16"/></text:span><text:span text:style-name="T15">break</text:span><text:span text:style-name="T11">;</text:span></text:p>
      <text:p text:style-name="P18"><text:span text:style-name="T11"><text:s text:c="12"/>}</text:span></text:p>
      <text:p text:style-name="P18"><text:span text:style-name="T11"><text:s text:c="8"/>}</text:span></text:p>
      <text:p text:style-name="P6">如果<text:span text:style-name="T12">timeBetweenFailures足够小的话，尝试重试次数就可以置0</text:span></text:p>
      <text:p text:style-name="P11"/>
      <text:p text:style-name="P11"><text:span text:style-name="T5">6、参数：</text:span><text:span text:style-name="T12">__timeBetweenCleanups</text:span></text:p>
      <text:p text:style-name="P11"><text:span text:style-name="T5"><text:s text:c="3"/>name: </text:span><text:span text:style-name="T1">time.between.cleanup</text:span></text:p>
      <text:p text:style-name="P2"><text:s text:c="3"/>value: 数据库中没有这条记录</text:p>
      <text:p text:style-name="P2"><text:s text:c="3"/>默认值： 3600*24</text:p>
      <text:p text:style-name="P17"><text:span text:style-name="T10"><text:s text:c="3"/>功能：执行一次cleanupTask的间隔时间（cleanupTask是清除op-ha-work表中状态为</text:span><text:span text:style-name="T11">Step.</text:span><text:span text:style-name="T13">Done</text:span><text:span text:style-name="T11">, Step.</text:span><text:span text:style-name="T13">Cancelled</text:span></text:p>
      <text:p text:style-name="P5">且time在当前时间-<text:span text:style-name="T12">timeBetweenFailures之前</text:span>）</text:p>
      <text:p text:style-name="P11"/>
      <text:p text:style-name="P11"><text:span text:style-name="T5">7、参数：</text:span><text:span text:style-name="T12">_stopRetryInterval</text:span></text:p>
      <text:p text:style-name="P11"><text:span text:style-name="T5"><text:s text:c="3"/>name: </text:span><text:span text:style-name="T1">stop.retry.interval</text:span></text:p>
      <text:p text:style-name="P2"><text:s text:c="3"/>value: 600</text:p>
      <text:p text:style-name="P2"><text:s text:c="3"/>默认值： 600</text:p>
      <text:p text:style-name="P12"><text:span text:style-name="T5"><text:s text:c="3"/>功能：</text:span><text:span text:style-name="T6">Time in seconds between retries to stop or destroy a vm</text:span></text:p>
      <text:p text:style-name="P11"/>
      <text:p text:style-name="P11"><text:span text:style-name="T5">8、参数：_</text:span><text:span text:style-name="T12">restartRetryInterval</text:span></text:p>
      <text:p text:style-name="P11"><text:span text:style-name="T5"><text:s text:c="3"/>name: </text:span><text:span text:style-name="T1">restart.retry.interval</text:span></text:p>
      <text:p text:style-name="P2"><text:s text:c="3"/>value: 600</text:p>
      <text:p text:style-name="P2"><text:s text:c="3"/>默认值： 600</text:p>
      <text:p text:style-name="P13"><text:span text:style-name="T5"><text:s text:c="3"/>功能：</text:span><text:span text:style-name="T7">Time (in seconds) between retries to restart a vm</text:span></text:p>
      <text:p text:style-name="P10"/>
      <text:p text:style-name="P14"><text:span text:style-name="T5">9、参数：</text:span><text:span text:style-name="T12">_investigateRetryInterval</text:span></text:p>
      <text:p text:style-name="P14"><text:span text:style-name="T5"><text:s text:c="3"/>name: </text:span><text:span text:style-name="T1">investigate.retry.interval</text:span></text:p>
      <text:p text:style-name="P3"><text:s text:c="3"/>value: 60</text:p>
      <text:p text:style-name="P3"><text:s text:c="3"/>默认值： 60</text:p>
      <text:p text:style-name="P15"><text:span text:style-name="T5"><text:s text:c="3"/>功能：</text:span><text:span text:style-name="T8">Time (in seconds) between VM pings when agent is disconnected</text:span></text:p>
      <text:p text:style-name="P14"/>
      <text:p text:style-name="P14"><text:span text:style-name="T5">10、参数：</text:span><text:span text:style-name="T12">_migrateRetryInterval</text:span></text:p>
      <text:p text:style-name="P14"><text:soft-page-break/><text:span text:style-name="T5"><text:s text:c="3"/>name: </text:span><text:span text:style-name="T1">migrate.retry.interval</text:span></text:p>
      <text:p text:style-name="P3"><text:s text:c="3"/>value: 120</text:p>
      <text:p text:style-name="P3"><text:s text:c="3"/>默认值： 120</text:p>
      <text:p text:style-name="P16"><text:span text:style-name="T5"><text:s text:c="3"/>功能：</text:span><text:span text:style-name="T9">Time (in seconds) between migration retries</text:span></text:p>
      <text:p text:style-name="P14"/>
      <text:p text:style-name="P14"><text:span text:style-name="T5">11、参数：</text:span><text:span text:style-name="T12">_instance</text:span></text:p>
      <text:p text:style-name="P14"><text:span text:style-name="T5"><text:s text:c="3"/>name: </text:span><text:span text:style-name="T1">instance</text:span></text:p>
      <text:p text:style-name="P3"><text:s text:c="3"/>value: 数据库中没有这条记录</text:p>
      <text:p text:style-name="P14"><text:span text:style-name="T5"><text:s text:c="3"/>默认值： </text:span><text:span text:style-name="T1">VMOPS</text:span></text:p>
      <text:p text:style-name="P3"><text:s text:c="3"/>功能：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24T16:33:40.345953131</meta:creation-date>
    <meta:generator>LibreOffice/4.2.8.2$Linux_X86_64 LibreOffice_project/420m0$Build-2</meta:generator>
    <dc:date>2015-11-27T18:42:30.213433447</dc:date>
    <dc:creator>clouder </dc:creator>
    <meta:editing-duration>PT12H6M13S</meta:editing-duration>
    <meta:editing-cycles>20</meta:editing-cycles>
    <meta:document-statistic meta:table-count="0" meta:image-count="0" meta:object-count="0" meta:page-count="3" meta:paragraph-count="66" meta:word-count="717" meta:character-count="2117" meta:non-whitespace-character-count="1836"/>
  </office:meta>
</office:document-meta>
</file>